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tululu" style:family="table">
      <style:table-properties style:width="17.013cm" fo:margin-left="0cm" table:align="left"/>
    </style:style>
    <style:style style:name="Ctululu.A" style:family="table-column">
      <style:table-column-properties style:column-width="2.011cm"/>
    </style:style>
    <style:style style:name="Ctululu.B" style:family="table-column">
      <style:table-column-properties style:column-width="2.381cm"/>
    </style:style>
    <style:style style:name="Ctululu.C" style:family="table-column">
      <style:table-column-properties style:column-width="4.895cm"/>
    </style:style>
    <style:style style:name="Ctululu.D" style:family="table-column">
      <style:table-column-properties style:column-width="7.726cm"/>
    </style:style>
    <style:style style:name="Ctululu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Ctululu.D1" style:family="table-cell">
      <style:table-cell-properties fo:padding="0.049cm" fo:border="0.05pt solid #000000" style:writing-mode="page"/>
    </style:style>
    <style:style style:name="Ctululu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Ctululu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11cm"/>
    </style:style>
    <style:style style:name="Tableau1.B" style:family="table-column">
      <style:table-column-properties style:column-width="2.381cm"/>
    </style:style>
    <style:style style:name="Tableau1.C" style:family="table-column">
      <style:table-column-properties style:column-width="4.895cm"/>
    </style:style>
    <style:style style:name="Tableau1.D" style:family="table-column">
      <style:table-column-properties style:column-width="7.726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D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11cm"/>
    </style:style>
    <style:style style:name="Tableau2.B" style:family="table-column">
      <style:table-column-properties style:column-width="2.381cm"/>
    </style:style>
    <style:style style:name="Tableau2.C" style:family="table-column">
      <style:table-column-properties style:column-width="4.895cm"/>
    </style:style>
    <style:style style:name="Tableau2.D" style:family="table-column">
      <style:table-column-properties style:column-width="7.726cm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D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66ff" style:font-name="sans-serif" fo:font-size="11pt" style:text-underline-style="none" officeooo:rsid="000df374" officeooo:paragraph-rsid="000df374" style:font-size-asian="11pt" style:font-size-complex="11pt"/>
    </style:style>
    <style:style style:name="P2" style:family="paragraph" style:parent-style-name="Standard">
      <style:text-properties fo:color="#0066ff" style:font-name="sans-serif" fo:font-size="11pt" style:text-underline-style="none" officeooo:rsid="000d0312" officeooo:paragraph-rsid="000df374" style:font-size-asian="11pt" style:font-size-complex="11pt"/>
    </style:style>
    <style:style style:name="P3" style:family="paragraph" style:parent-style-name="Standard">
      <style:text-properties fo:color="#0066ff" style:font-name="sans-serif" fo:font-size="11pt" style:text-underline-style="none" officeooo:rsid="00101904" officeooo:paragraph-rsid="00101904" style:font-size-asian="11pt" style:font-size-complex="11pt"/>
    </style:style>
    <style:style style:name="P4" style:family="paragraph" style:parent-style-name="Standard">
      <style:text-properties fo:color="#66ffff" style:font-name="sans-serif" fo:font-size="16.5pt" style:text-underline-style="none" officeooo:rsid="000d0312" officeooo:paragraph-rsid="000df374" style:font-size-asian="28pt" style:font-size-complex="28pt"/>
    </style:style>
    <style:style style:name="P5" style:family="paragraph" style:parent-style-name="Standard">
      <style:text-properties fo:color="#66ffff" style:font-name="sans-serif" fo:font-size="16.5pt" style:text-underline-style="none" officeooo:rsid="000d0312" officeooo:paragraph-rsid="00113779" style:font-size-asian="28pt" style:font-size-complex="28pt"/>
    </style:style>
    <style:style style:name="P6" style:family="paragraph" style:parent-style-name="Standard">
      <style:text-properties fo:color="#66ffff" style:font-name="sans-serif" fo:font-size="16.5pt" style:text-underline-style="none" officeooo:rsid="000df374" officeooo:paragraph-rsid="000df374" style:font-size-asian="28pt" style:font-size-complex="28pt"/>
    </style:style>
    <style:style style:name="P7" style:family="paragraph" style:parent-style-name="Standard">
      <style:text-properties fo:color="#66ffff" style:font-name="sans-serif" fo:font-size="16.5pt" style:text-underline-style="none" officeooo:rsid="000f5dcb" officeooo:paragraph-rsid="000f5dcb" style:font-size-asian="28pt" style:font-size-complex="28pt"/>
    </style:style>
    <style:style style:name="P8" style:family="paragraph" style:parent-style-name="Standard">
      <style:text-properties fo:color="#ff99ff" style:font-name="sans-serif" fo:font-size="28pt" style:text-underline-style="solid" style:text-underline-width="auto" style:text-underline-color="font-color" officeooo:rsid="000d0312" officeooo:paragraph-rsid="000df374" style:font-size-asian="28pt" style:font-size-complex="28pt"/>
    </style:style>
    <style:style style:name="P9" style:family="paragraph" style:parent-style-name="Standard">
      <style:text-properties fo:color="#ff99ff" style:font-name="sans-serif" fo:font-size="28pt" style:text-underline-style="solid" style:text-underline-width="auto" style:text-underline-color="font-color" officeooo:rsid="000d0312" officeooo:paragraph-rsid="00101904" style:font-size-asian="28pt" style:font-size-complex="28pt"/>
    </style:style>
    <style:style style:name="P10" style:family="paragraph" style:parent-style-name="Standard">
      <style:text-properties officeooo:paragraph-rsid="00113779"/>
    </style:style>
    <style:style style:name="P11" style:family="paragraph" style:parent-style-name="Standard">
      <style:paragraph-properties style:writing-mode="lr-tb"/>
      <style:text-properties fo:color="#66ffff" style:font-name="sans-serif" fo:font-size="16.5pt" style:text-underline-style="none" officeooo:rsid="000d0312" officeooo:paragraph-rsid="000d0312" style:font-size-asian="28pt" style:font-size-complex="28pt"/>
    </style:style>
    <style:style style:name="P12" style:family="paragraph" style:parent-style-name="Standard">
      <style:paragraph-properties style:writing-mode="lr-tb"/>
      <style:text-properties fo:color="#ff99ff" style:font-name="sans-serif" fo:font-size="28pt" style:text-underline-style="solid" style:text-underline-width="auto" style:text-underline-color="font-color" officeooo:rsid="000d0312" officeooo:paragraph-rsid="000d0312" style:font-size-asian="28pt" style:font-size-complex="28pt"/>
    </style:style>
    <style:style style:name="P13" style:family="paragraph" style:parent-style-name="Standard">
      <style:paragraph-properties style:writing-mode="lr-tb"/>
      <style:text-properties officeooo:paragraph-rsid="000d0312"/>
    </style:style>
    <style:style style:name="P14" style:family="paragraph" style:parent-style-name="Standard">
      <style:paragraph-properties style:writing-mode="lr-tb"/>
      <style:text-properties fo:color="#0066ff" fo:font-size="12pt" officeooo:rsid="000d0312" officeooo:paragraph-rsid="000d0312" style:font-size-asian="12pt" style:font-size-complex="12pt"/>
    </style:style>
    <style:style style:name="P15" style:family="paragraph" style:parent-style-name="Standard">
      <style:paragraph-properties style:writing-mode="lr-tb"/>
      <style:text-properties fo:color="#0066ff" fo:font-size="11pt" officeooo:rsid="000d0312" officeooo:paragraph-rsid="000d0312" style:font-size-asian="11pt" style:font-size-complex="11pt"/>
    </style:style>
    <style:style style:name="P16" style:family="paragraph" style:parent-style-name="Standard">
      <style:paragraph-properties style:writing-mode="lr-tb"/>
      <style:text-properties fo:color="#0066ff" style:font-name="sans-serif" fo:font-size="11pt" style:text-underline-style="none" officeooo:rsid="000d0312" officeooo:paragraph-rsid="000d0312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66ff" style:font-name="sans-serif" fo:font-size="11pt" style:text-underline-style="none" officeooo:rsid="000df374" officeooo:paragraph-rsid="000df374" style:font-size-asian="11pt" style:font-size-complex="11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48pt"/>
    </style:style>
    <style:style style:name="T3" style:family="text">
      <style:text-properties style:font-name="sans-serif" fo:font-size="16.5pt"/>
    </style:style>
    <style:style style:name="T4" style:family="text">
      <style:text-properties style:font-name="sans-serif" fo:font-size="16.5pt" officeooo:rsid="000d0312"/>
    </style:style>
    <style:style style:name="T5" style:family="text">
      <style:text-properties style:font-name="sans-serif" officeooo:rsid="000d0312"/>
    </style:style>
    <style:style style:name="T6" style:family="text">
      <style:text-properties fo:color="#ff99ff" style:font-name="sans-serif" fo:font-size="28pt" officeooo:rsid="000d0312" style:font-size-asian="28pt" style:font-size-complex="28pt"/>
    </style:style>
    <style:style style:name="T7" style:family="text">
      <style:text-properties fo:color="#ff99ff" style:font-name="sans-serif" fo:font-size="28pt" style:text-underline-style="solid" style:text-underline-width="auto" style:text-underline-color="font-color" officeooo:rsid="000d0312" style:font-size-asian="28pt" style:font-size-complex="28pt"/>
    </style:style>
    <style:style style:name="T8" style:family="text">
      <style:text-properties fo:color="#ff99ff" style:font-name="sans-serif" fo:font-size="48pt"/>
    </style:style>
    <style:style style:name="T9" style:family="text">
      <style:text-properties fo:color="#ff99ff" style:font-name="sans-serif" fo:font-size="48pt" style:text-underline-style="solid" style:text-underline-width="auto" style:text-underline-color="font-color" officeooo:rsid="000d0312" style:font-size-asian="28pt" style:font-size-complex="28pt"/>
    </style:style>
    <style:style style:name="T10" style:family="text">
      <style:text-properties fo:color="#66ffff"/>
    </style:style>
    <style:style style:name="T11" style:family="text">
      <style:text-properties fo:color="#66ffff" style:font-name="sans-serif" fo:font-size="16.5pt"/>
    </style:style>
    <style:style style:name="T12" style:family="text">
      <style:text-properties fo:color="#66ffff" fo:font-size="16.5pt" officeooo:rsid="000d0312" style:font-size-asian="28pt" style:font-size-complex="28pt"/>
    </style:style>
    <style:style style:name="T13" style:family="text">
      <style:text-properties fo:color="#0066ff" style:font-name="sans-serif" fo:font-size="11pt" style:text-underline-style="none" officeooo:rsid="000df374" style:font-size-asian="11pt" style:font-size-complex="11pt"/>
    </style:style>
    <style:style style:name="T14" style:family="text">
      <style:text-properties fo:color="#0066ff" style:font-name="sans-serif" fo:font-size="11pt" style:text-underline-style="none" officeooo:rsid="000d0312" style:font-size-asian="11pt" style:font-size-complex="11pt"/>
    </style:style>
    <style:style style:name="T15" style:family="text">
      <style:text-properties fo:color="#0066ff" style:font-name="sans-serif" fo:font-size="11pt" style:text-underline-style="none" officeooo:rsid="00113779" style:font-size-asian="11pt" style:font-size-complex="11pt"/>
    </style:style>
    <style:style style:name="T16" style:family="text">
      <style:text-properties fo:color="#0066ff" fo:font-size="11pt" style:font-size-asian="11pt" style:font-size-complex="11pt"/>
    </style:style>
    <style:style style:name="T17" style:family="text">
      <style:text-properties officeooo:rsid="00113779"/>
    </style:style>
    <style:style style:name="T18" style:family="text">
      <style:text-properties fo:color="#ff66ff" style:font-name="sans-serif" fo:font-size="40pt" style:text-underline-style="none" officeooo:rsid="000d0312" style:font-size-asian="40pt" style:font-size-complex="4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8">Cahier des charges</text:span></text:p>
      <text:p text:style-name="P13"><text:span text:style-name="T9"/></text:p>
      <text:p text:style-name="P13"><text:span text:style-name="T7">Présentation du projet</text:span></text:p>
      <text:p text:style-name="P13"><text:line-break/><text:span text:style-name="T10">◇ </text:span><text:span text:style-name="T11">Qui est le client</text:span><text:span text:style-name="T10"> </text:span><text:span text:style-name="T11">?</text:span></text:p>
      <text:p text:style-name="P14"><text:span text:style-name="T5">S</text:span><text:span text:style-name="T1">téphane Jeannin</text:span></text:p>
      <text:p text:style-name="P13"><text:line-break/><text:span text:style-name="T10">◇ </text:span><text:span text:style-name="T11">Quel est le projet</text:span><text:span text:style-name="T10"> </text:span><text:span text:style-name="T11">du client ?</text:span></text:p>
      <text:p text:style-name="P15"><text:span text:style-name="T1">Proposer un jeu de plateforme jouable sur PC (desktop).</text:span></text:p>
      <text:p text:style-name="P13"><text:line-break/><text:span text:style-name="T10">◇ </text:span><text:span text:style-name="T11">À quels autres projets existants</text:span><text:span text:style-name="T10"> </text:span><text:span text:style-name="T11">ressemblera-t-il</text:span><text:span text:style-name="T10"> </text:span><text:span text:style-name="T11">?</text:span></text:p>
      <text:p text:style-name="P15"><text:span text:style-name="T1">Super Mario Bros et autres jeux de plateforme.</text:span></text:p>
      <text:p text:style-name="P13"/>
      <text:p text:style-name="P13"/>
      <text:p text:style-name="P12">Analyse et expression des besoins</text:p>
      <text:p text:style-name="P12"/>
      <text:p text:style-name="P11">◇ Ce que le projet permet de faire</text:p>
      <text:p text:style-name="P16"/>
      <text:p text:style-name="P16">Jeu de plateforme avec une interface graphique réalisé en 2D.</text:p>
      <text:p text:style-name="P13"><text:span text:style-name="T13">Le héros</text:span><text:span text:style-name="T14"> principal </text:span><text:span text:style-name="T13">doit être</text:span><text:span text:style-name="T14"> représenté sous forme de poulpe </text:span><text:span text:style-name="T13">et</text:span><text:span text:style-name="T14"> accompagné par un familier qui </text:span><text:span text:style-name="T13">aurait la forme d’</text:span><text:span text:style-name="T14">une boule de suie.</text:span></text:p>
      <text:p text:style-name="P16"/>
      <text:p text:style-name="P4">◇ Personnage principal</text:p>
      <text:p text:style-name="P2"/>
      <text:p text:style-name="P1"/>
      <table:table table:name="Ctululu" table:style-name="Ctululu">
        <table:table-column table:style-name="Ctululu.A"/>
        <table:table-column table:style-name="Ctululu.B"/>
        <table:table-column table:style-name="Ctululu.C"/>
        <table:table-column table:style-name="Ctululu.D"/>
        <table:table-row table:style-name="TableLine94509489098816">
          <table:table-cell table:style-name="Ctululu.A1" office:value-type="string">
            <text:p text:style-name="P17">Nom</text:p>
          </table:table-cell>
          <table:table-cell table:style-name="Ctululu.A1" office:value-type="string">
            <text:p text:style-name="P17">Type</text:p>
          </table:table-cell>
          <table:table-cell table:style-name="Ctululu.A1" office:value-type="string">
            <text:p text:style-name="P17">Capacités</text:p>
          </table:table-cell>
          <table:table-cell table:style-name="Ctululu.D1" office:value-type="string">
            <text:p text:style-name="P17">Points de vie</text:p>
          </table:table-cell>
        </table:table-row>
        <table:table-row table:style-name="TableLine94509488828640">
          <table:table-cell table:style-name="Ctululu.A2" office:value-type="string">
            <text:p text:style-name="P17"/>
            <text:p text:style-name="P17">Cthululu</text:p>
          </table:table-cell>
          <table:table-cell table:style-name="Ctululu.A2" office:value-type="string">
            <text:p text:style-name="P17">Poulpe</text:p>
            <text:p text:style-name="P17">(Personnage principal)</text:p>
          </table:table-cell>
          <table:table-cell table:style-name="Ctululu.A2" office:value-type="string">
            <text:p text:style-name="P17">Se déplacer (avant, arrière, saut), tentacules, nager</text:p>
          </table:table-cell>
          <table:table-cell table:style-name="Ctululu.D2" office:value-type="string">
            <text:p text:style-name="P17">Formes de tentacules</text:p>
            <text:p text:style-name="P17">8 PV (à revoir)</text:p>
          </table:table-cell>
        </table:table-row>
      </table:table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509489024352">
          <table:table-cell table:style-name="Tableau1.A1" office:value-type="string">
            <text:p text:style-name="P17">Nom</text:p>
          </table:table-cell>
          <table:table-cell table:style-name="Tableau1.A1" office:value-type="string">
            <text:p text:style-name="P17">Type</text:p>
          </table:table-cell>
          <table:table-cell table:style-name="Tableau1.A1" office:value-type="string">
            <text:p text:style-name="P17">Capacités</text:p>
          </table:table-cell>
          <table:table-cell table:style-name="Tableau1.D1" office:value-type="string">
            <text:p text:style-name="P17">Points de vie</text:p>
          </table:table-cell>
        </table:table-row>
        <table:table-row table:style-name="TableLine94509488513696">
          <table:table-cell table:style-name="Tableau1.A2" office:value-type="string">
            <text:p text:style-name="P17"/>
            <text:p text:style-name="P17">Sissi</text:p>
          </table:table-cell>
          <table:table-cell table:style-name="Tableau1.A2" office:value-type="string">
            <text:p text:style-name="P17">Boule de suie</text:p>
            <text:p text:style-name="P17">(Familier)</text:p>
          </table:table-cell>
          <table:table-cell table:style-name="Tableau1.A2" office:value-type="string">
            <text:p text:style-name="P17">Apparaît quand on prend un objet spécial / Aide au didactiel / Apparaît dans les groupes de dialogue</text:p>
          </table:table-cell>
          <table:table-cell table:style-name="Tableau1.D2" office:value-type="string">
            <text:p text:style-name="P17"/>
            <text:p text:style-name="P17"/>
            <text:p text:style-name="P17">Infini</text:p>
          </table:table-cell>
        </table:table-row>
      </table:table>
      <text:p text:style-name="P1"/>
      <text:p text:style-name="P1"/>
      <text:p text:style-name="P4"/>
      <text:p text:style-name="P4"><text:soft-page-break/>◇ Petits monstres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09489016400">
          <table:table-cell table:style-name="Tableau2.A1" office:value-type="string">
            <text:p text:style-name="P17">Nom</text:p>
          </table:table-cell>
          <table:table-cell table:style-name="Tableau2.A1" office:value-type="string">
            <text:p text:style-name="P17">Type</text:p>
          </table:table-cell>
          <table:table-cell table:style-name="Tableau2.A1" office:value-type="string">
            <text:p text:style-name="P17">Capacités</text:p>
          </table:table-cell>
          <table:table-cell table:style-name="Tableau2.D1" office:value-type="string">
            <text:p text:style-name="P17">Points de vie</text:p>
          </table:table-cell>
        </table:table-row>
        <table:table-row table:style-name="TableLine94509490619968">
          <table:table-cell table:style-name="Tableau2.A2" office:value-type="string">
            <text:p text:style-name="P17">Ptitbouldesuie</text:p>
          </table:table-cell>
          <table:table-cell table:style-name="Tableau2.A2" office:value-type="string">
            <text:p text:style-name="P17">Boule de suie</text:p>
            <text:p text:style-name="P17">(Ennemi)</text:p>
          </table:table-cell>
          <table:table-cell table:style-name="Tableau2.A2" office:value-type="string">
            <text:p text:style-name="P17">Font des petits allers-retours sur un ou plusieurs blocs</text:p>
          </table:table-cell>
          <table:table-cell table:style-name="Tableau2.D2" office:value-type="string">
            <text:p text:style-name="P17"/>
            <text:p text:style-name="P17">2 PV (à revoir)</text:p>
          </table:table-cell>
        </table:table-row>
      </table:table>
      <text:p text:style-name="P1"/>
      <text:p text:style-name="P1"/>
      <text:p text:style-name="P1"/>
      <text:p text:style-name="P4">◇ Niveaux associés aux mini-jeux</text:p>
      <text:p text:style-name="P1"/>
      <text:p text:style-name="P1">Peu de pièges / peu de monstres au début. Plus les niveaux augmentent, plus les pièges et nombre d’ennemis augmentent. Les capacités de Cthululu peuvent augmenter aussi.</text:p>
      <text:p text:style-name="P1">Enigme pour gagner des capacités entre 2 niveaux : si on part du principe que c’est un jeu de plateforme, on peut mettre un point où on peut résoudre une énigme qui accorderait une capacité supplémentaire à Cthululu.</text:p>
      <text:p text:style-name="P1"/>
      <text:p text:style-name="P1"/>
      <text:p text:style-name="P1"/>
      <text:p text:style-name="P4">◇ Idée de base de données</text:p>
      <text:p text:style-name="P1"/>
      <text:p text:style-name="P1">Pour pouvoir récupérer la sauvegarde si on change d’ordi et qu’on veut reprendre le jeu.</text:p>
      <text:p text:style-name="P1">On peut mettre un checkpoint au milieu du niveau pour reprendre à ce point (champ où on indique le niveau auquel on est actuellement ?).</text:p>
      <text:p text:style-name="P1">On peut mettre le checkpoint sous forme de booléen, s’il passe à 1, on reprend à partir de ce checkpoint.</text:p>
      <text:p text:style-name="P1"/>
      <text:p text:style-name="P1"/>
      <text:p text:style-name="P1"><text:span text:style-name="T12">◇ Pièges</text:span></text:p>
      <text:p text:style-name="P1"/>
      <text:p text:style-name="P1">-Le vide : aucun bloc en bas de la matrice donc Cthululu tombe (voir comment programmer la gravité). Perte d’un point de vie.</text:p>
      <text:p text:style-name="P1">-Bloc qui tombe</text:p>
      <text:p text:style-name="P1">-Pics : si on saute et qu’on atterrit sur un pic, on peut perdre un vie</text:p>
      <text:p text:style-name="P1">-Hélices qui peuvent avancer d’avant en arrière (si Cthululu se les prend il perd 1PV)</text:p>
      <text:p text:style-name="P1">-Boules qui tombent (si Cthululu se les prend il perd 1PV)</text:p>
      <text:p text:style-name="P4"/>
      <text:p text:style-name="P4">◇ Blocs</text:p>
      <text:p text:style-name="P4"/>
      <text:p text:style-name="P1">-Blocs fixes</text:p>
      <text:p text:style-name="P1">-Blocs qui se déplacent(haut/bas et gauche/droite), si un bloc arrive sur Cthululu, il perd 1 PV.</text:p>
      <text:p text:style-name="P1"/>
      <text:p text:style-name="P1"/>
      <text:p text:style-name="P5">◇ <text:span text:style-name="T17">Point de vue du joueur</text:span></text:p>
      <text:p text:style-name="P5"/>
      <text:p text:style-name="P10"><text:span text:style-name="T15">En tant que joueur,</text:span><text:span text:style-name="T13"> </text:span><text:span text:style-name="T15">je veux pouvoir parcourir une map d’un point A à un point B pour effectuer mon niveau. J</text:span><text:span text:style-name="T13">e veux pouvoir me déplacer sur la map sans avoir de bugs. </text:span><text:span text:style-name="T15">Je </text:span><text:soft-page-break/><text:span text:style-name="T15">veux également aller de niveaux en niveaux avec une difficulté crescendo et explorer le monde de Cthululu.</text:span></text:p>
      <text:p text:style-name="P1"/>
      <text:p text:style-name="P1"/>
      <text:p text:style-name="P9">Présentation des contraintes</text:p>
      <text:p text:style-name="P8"/>
      <text:p text:style-name="P3">(A faire)</text:p>
      <text:p text:style-name="P1"/>
      <text:p text:style-name="P1"/>
      <text:p text:style-name="P8">Analyse fonctionnelle</text:p>
      <text:p text:style-name="P8"/>
      <text:p text:style-name="P4">◇ Langage de base</text:p>
      <text:p text:style-name="P6"/>
      <text:p text:style-name="P6"><text:span text:style-name="T16">Java avec utilisation de la librairie libGDX pour l’interface graphique.</text:span></text:p>
      <text:p text:style-name="P6"><text:span text:style-name="T16"/></text:p>
      <text:p text:style-name="P7"><text:span text:style-name="T16">A faire : diagramme UM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0:01:25.966488648</meta:creation-date>
    <dc:date>2022-02-11T10:26:22.906081117</dc:date>
    <meta:editing-duration>PT13M53S</meta:editing-duration>
    <meta:editing-cycles>6</meta:editing-cycles>
    <meta:generator>LibreOffice/6.4.7.2$Linux_X86_64 LibreOffice_project/40$Build-2</meta:generator>
    <meta:document-statistic meta:table-count="3" meta:image-count="0" meta:object-count="0" meta:page-count="3" meta:paragraph-count="66" meta:word-count="486" meta:character-count="2734" meta:non-whitespace-character-count="2311"/>
  </office:meta>
</office:document-meta>
</file>